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top"/>
    </style:style>
    <style:style style:name="gr4" style:family="graphic" style:parent-style-name="standard">
      <style:graphic-properties draw:marker-end="Arrow" draw:marker-end-width="0.3cm" draw:textarea-horizontal-align="center" draw:textarea-vertical-align="bottom"/>
    </style:style>
    <style:style style:name="gr5" style:family="graphic" style:parent-style-name="standard">
      <style:graphic-properties svg:stroke-width="0.1cm" draw:marker-start-width="0.45cm" draw:marker-end-width="0.45cm" draw:fill-color="#b847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id="id1" draw:layer="layout" svg:width="2.5cm" svg:height="2.5cm" svg:x="4cm" svg:y="14cm">
          <text:p text:style-name="P1">1</text:p>
        </draw:circle>
        <draw:circle draw:style-name="gr1" draw:text-style-name="P2" draw:id="id3" draw:layer="layout" svg:width="2.5cm" svg:height="2.5cm" svg:x="13.5cm" svg:y="14cm">
          <text:p text:style-name="P1">3</text:p>
        </draw:circle>
        <draw:circle draw:style-name="gr1" draw:text-style-name="P2" draw:id="id2" draw:layer="layout" svg:width="2.5cm" svg:height="2.5cm" svg:x="9cm" svg:y="14cm">
          <text:p text:style-name="P1">2</text:p>
        </draw:circle>
        <draw:connector draw:style-name="gr2" draw:text-style-name="P2" draw:layer="layout" draw:type="curve" svg:x1="5.25cm" svg:y1="14cm" svg:x2="10.25cm" svg:y2="14cm" draw:start-shape="id1" draw:start-glue-point="0" draw:end-shape="id2" draw:end-glue-point="0">
          <text:p text:style-name="P1">0,4</text:p>
        </draw:connector>
        <draw:connector draw:style-name="gr2" draw:text-style-name="P2" draw:layer="layout" draw:type="curve" svg:x1="10.25cm" svg:y1="14cm" svg:x2="14.75cm" svg:y2="14cm" draw:start-shape="id2" draw:start-glue-point="0" draw:end-shape="id3" draw:end-glue-point="0">
          <text:p text:style-name="P1">0,5</text:p>
        </draw:connector>
        <draw:connector draw:style-name="gr2" draw:text-style-name="P2" draw:layer="layout" draw:type="curve" svg:x1="14.75cm" svg:y1="16.5cm" svg:x2="10.25cm" svg:y2="16.5cm" draw:start-shape="id3" draw:start-glue-point="2" draw:end-shape="id2" draw:end-glue-point="2">
          <text:p text:style-name="P1">0,7</text:p>
        </draw:connector>
        <draw:connector draw:style-name="gr2" draw:text-style-name="P2" draw:layer="layout" draw:type="curve" svg:x1="10.25cm" svg:y1="16.5cm" svg:x2="5.25cm" svg:y2="16.5cm" draw:start-shape="id2" draw:start-glue-point="2" draw:end-shape="id1">
          <text:p text:style-name="P1">0,5</text:p>
        </draw:connector>
        <draw:connector draw:style-name="gr3" draw:text-style-name="P2" draw:layer="layout" draw:type="curve" draw:line-skew="-1.797cm" svg:x1="5.25cm" svg:y1="14cm" svg:x2="14.75cm" svg:y2="14cm" draw:start-shape="id1" draw:start-glue-point="0" draw:end-shape="id3" draw:end-glue-point="0">
          <text:p text:style-name="P1">0,6</text:p>
        </draw:connector>
        <draw:connector draw:style-name="gr4" draw:text-style-name="P2" draw:layer="layout" draw:type="curve" draw:line-skew="1.675cm" svg:x1="14.75cm" svg:y1="16.5cm" svg:x2="5.25cm" svg:y2="16.5cm" draw:start-shape="id3" draw:start-glue-point="2" draw:end-shape="id1" draw:end-glue-point="2">
          <text:p text:style-name="P1">0,3</text:p>
        </draw:connector>
        <draw:rect draw:style-name="gr5" draw:text-style-name="P2" draw:id="id8" draw:layer="layout" svg:width="1.5cm" svg:height="1.5cm" svg:x="13cm" svg:y="20.5cm">
          <text:p text:style-name="P1">H</text:p>
        </draw:rect>
        <draw:rect draw:style-name="gr5" draw:text-style-name="P2" draw:id="id9" draw:layer="layout" svg:width="1.5cm" svg:height="1.5cm" svg:x="15cm" svg:y="20.5cm">
          <text:p text:style-name="P1">T</text:p>
        </draw:rect>
        <draw:rect draw:style-name="gr5" draw:text-style-name="P2" draw:id="id6" draw:layer="layout" svg:width="1.5cm" svg:height="1.5cm" svg:x="8.5cm" svg:y="20.5cm">
          <text:p text:style-name="P1">H</text:p>
        </draw:rect>
        <draw:rect draw:style-name="gr5" draw:text-style-name="P2" draw:id="id7" draw:layer="layout" svg:width="1.5cm" svg:height="1.5cm" svg:x="10.5cm" svg:y="20.5cm">
          <text:p text:style-name="P1">T</text:p>
        </draw:rect>
        <draw:rect draw:style-name="gr5" draw:text-style-name="P2" draw:id="id4" draw:layer="layout" svg:width="1.5cm" svg:height="1.5cm" svg:x="3.5cm" svg:y="20.5cm">
          <text:p text:style-name="P1">H</text:p>
        </draw:rect>
        <draw:rect draw:style-name="gr5" draw:text-style-name="P2" draw:id="id5" draw:layer="layout" svg:width="1.5cm" svg:height="1.5cm" svg:x="5.5cm" svg:y="20.5cm">
          <text:p text:style-name="P1">T</text:p>
        </draw:rect>
        <draw:connector draw:style-name="gr4" draw:text-style-name="P2" draw:layer="layout" draw:type="line" svg:x1="5.25cm" svg:y1="16.5cm" svg:x2="4.25cm" svg:y2="20.5cm" draw:start-shape="id1" draw:start-glue-point="2" draw:end-shape="id4" draw:end-glue-point="0">
          <text:p text:style-name="P1">0,5</text:p>
          <text:p text:style-name="P1"/>
        </draw:connector>
        <draw:connector draw:style-name="gr4" draw:text-style-name="P2" draw:layer="layout" draw:type="line" svg:x1="5.25cm" svg:y1="16.5cm" svg:x2="6.25cm" svg:y2="20.5cm" draw:start-shape="id1" draw:start-glue-point="2" draw:end-shape="id5" draw:end-glue-point="0">
          <text:p text:style-name="P1">0,5</text:p>
          <text:p text:style-name="P1"/>
        </draw:connector>
        <draw:connector draw:style-name="gr4" draw:text-style-name="P2" draw:layer="layout" draw:type="line" svg:x1="10.25cm" svg:y1="16.5cm" svg:x2="9.25cm" svg:y2="20.5cm" draw:start-shape="id2" draw:start-glue-point="2" draw:end-shape="id6">
          <text:p text:style-name="P1">0,5</text:p>
          <text:p text:style-name="P1"><text:span text:style-name="T1"/></text:p>
        </draw:connector>
        <draw:connector draw:style-name="gr4" draw:text-style-name="P2" draw:layer="layout" draw:type="line" svg:x1="10.25cm" svg:y1="16.5cm" svg:x2="11.25cm" svg:y2="20.5cm" draw:start-shape="id2" draw:start-glue-point="2" draw:end-shape="id7">
          <text:p text:style-name="P1">0,5</text:p>
          <text:p text:style-name="P1"><text:span text:style-name="T1"/></text:p>
        </draw:connector>
        <draw:connector draw:style-name="gr4" draw:text-style-name="P2" draw:layer="layout" draw:type="line" svg:x1="14.75cm" svg:y1="16.5cm" svg:x2="13.75cm" svg:y2="20.5cm" draw:start-shape="id3" draw:start-glue-point="2" draw:end-shape="id8">
          <text:p text:style-name="P1">0,2</text:p>
          <text:p text:style-name="P1"/>
        </draw:connector>
        <draw:connector draw:style-name="gr4" draw:text-style-name="P3" draw:layer="layout" draw:type="line" svg:x1="14.75cm" svg:y1="16.5cm" svg:x2="15.75cm" svg:y2="20.5cm" draw:start-shape="id3" draw:start-glue-point="2" draw:end-shape="id9" draw:end-glue-point="0">
          <text:p text:style-name="P1">0,8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10-29T18:55:11</meta:creation-date>
    <dc:date>2008-10-29T19:06:04</dc:date>
    <dc:language>pt-PT</dc:language>
    <meta:editing-cycles>3</meta:editing-cycles>
    <meta:editing-duration>PT10M54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